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master-page-name="Standard">
      <style:paragraph-properties fo:line-height="115%" style:page-number="auto" fo:break-before="auto" fo:break-after="auto" style:writing-mode="lr-tb"/>
    </style:style>
    <style:style style:name="P3" style:family="paragraph">
      <style:paragraph-properties fo:margin-left="0cm" fo:margin-right="0cm" fo:margin-top="0cm" fo:margin-bottom="0cm" fo:line-height="100%" fo:text-align="start" fo:text-indent="0cm" style:writing-mode="lr-tb"/>
    </style:style>
    <style:style style:name="T1"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cter4</text:p>
      <text:p text:style-name="P1">Sezon się rozpoczął, więc i czas na moje subiektywne spojrzenie na jego premierę. Nie mam pojęcia, jakie nastroje dominują pośród innych, ale ja aż tryskam radością. Nie wiem, czy to „głód” kuców, czy może kawał fachowej roboty, ale nie widzę nawet najmniejszej skazy na całości. Na start dostajemy świetny potencjalny zarys, wokół czego będzie kręciła się fabuła – Starlight zostaje uczennicą Twilight. Lekcja, którą ma odbyć, wywołuje u niej konkretny lęk, ale domyślam się, że nasza księżniczka wybrała ją, wiedząc dokładnie, jaki efekt chce uzyskać. W końcu znała przeszłość Sunbursta, a w szczególności jego problemy w szkole, bo tą wiedzą dysponowała Celestia. I to było jedno oblicze fabuły. Drugie należało do Flurry Heart i perypetii, jakie towarzyszyły tej „słodkiej destrukcji”. Na sam początek pocisk w fandomowe teorie w postaci informacji, że jest to pierwszy alikorn, który się urodził. Dziecko na pewno nie należy do tych spokojnych, a jest raczej chodzącą kataklizmem. Scena w bibliotece wybitnie przypominała mi rodzinne spotkania, gdy kuzynka przyjeżdża ze swoim urwisem, który mimo braku magii i skrzydeł sieje dokładnie takie samo zamieszanie. Widzę też pewne odwrócenie tendencji u twórców, jeżeli chodzi o Spike’a. Miał małą wpadkę, ale to, co robił, znów bardziej przypominało rolę asystenta z pierwszego sezonu niż popychadła, jakim był w ostatnim. W szczególności ta uwaga, jaką zwrócił Twilight na koniec odcinka. I ona dała mi nadzieję, że będziemy obserwować nie tylko odkrywanie przyjaźni przez Starlight, ale także naukę o byciu nauczycielem/mentorem. Pełno było też perełek dla różnych analizatorów, choćby np. dość dużo informacji o magii i władaniu nią, ale to zostawiam dla innych. No i ten tajemniczy cień na koniec. Cudo bez dwóch zdań. </text:p>
      <text:p text:style-name="P1"/>
      <text:p text:style-name="P1">aTOM</text:p>
      <text:p text:style-name="P1">I znowu po paru miesiącach oczekiwania powróciły nasze ukochane taborety. I niestety, otwarcie szóstego sezonu w mojej opinii jest najgorsze z dotychczasowych. Oczywiście zawierało kilka bardzo przyjemnych elementów: Starlight jako uczennica Twilight, nawiązanie do historii z Sunburstem czy rewelacja pod postacią pierwszego alikorna nieuzyskanego sztucznie. Lecz jednocześnie ten ostatni element dla mnie mocno obniżył ocenę odcinka. Jasne, od kiedy pojawiły się pierwsze przecieki, wiadomym było, że otwarcie będzie się kręcić wokół Flurry Heart, ale liczyłem, że twórcy nas zaskoczą tak, jak zrobili to z królewskim weselem i typowo „dziewczęcej” fabule dodadzą nieco pazura. Niestety, owego pazura zabrakło… Na szczęście druga część historii, czyli spotkanie Starlight z dawnym przyjacielem, znacznie poprawiła odbiór całości, w dodatku serwując nam po drodze jednorożca, który być może przeczytał w życiu nawet więcej niż Twilight. Ogólnie 5/10.</text:p>
      <text:p text:style-name="P1"/>
      <text:p text:style-name="P1">Uszatka</text:p>
      <text:p text:style-name="P1">Czekaliśmy, jedni mniej, inni bardziej, na to, co przygotuje nam premiera nowego sezonu. Przecieki związane z Flurry Heart wzburzyły fandomem, po części pozytywnie, po części negatywnie. Ale nadszedł ten czas, odcinek się pojawił. Czy spełnił wasze oczekiwania? Nie wiem. A czy spełnił moje? Cóż, prawdę mówiąc, niespecjalnie. Szum wokół niekontrolowanej mocy alikorniej landrynki, jaki to pokazano nam w zapowiedziach, wskazywał na coś naprawdę wielkiego. W końcu nawet Celestia i Luna nie dawały rady burzy, jaką wywołała. Tymczasem – jeśli nie chcesz spoilerów, to nie czytaj dalej – nawałnica nie była stworzona przez Flurry Heart. Na minus zasługuje również fakt, że akcja toczyła się bez ładu i składu. Z jednej strony mamy rozbrykane, niepowstrzymane dziecko, z drugiej kucyki zmagające się z pogodą, a z trzeciej Starlight, która jakby nigdy nic próbuje odnowić starą przyjaźń. No misz-masz. Moim zdaniem trzeba było się skupić na jednej rzeczy, jak to było w poprzednich otwarciach sezonu. Ale, ale. Nie można powiedzieć, że <text:soft-page-break/>premiera była do niczego. Mamy nowe tajemnice do odszyfrowania, Flurry Heart ma potencjał, a Starlight z Sunburstem są zwyczajnie uroczy. W ostatecznym rozrachunku daję 7/10. Najsłabsze otwarcie, ale nie katastrofa.</text:p>
      <text:p text:style-name="P1"/>
      <text:p text:style-name="P1">Dolar84</text:p>
      <text:p text:style-name="P1">Nienajgorsza premiera, nienajgorsza. Fabuła może nie była specjalnie zaskakująca, ale solidna na pewno. Po prostu taki odcinek, który ogląda się z przyjemnością. Starlight od samego początku była zabawna i miło było oglądać, że nie gryzie się z pewnym smoczym asystentem. Dodając do tego fakt, jak często przyłapuje go w łazience… dobra, nie ten dział. W każdym razie jej panika, kiedy dowiedziała się, co ma być jej pierwszym zadaniem w nauce przyjaźni, była boska. Dalsza część odcinka przenosi nas już do Kryształowego Cesarstwa, a tam niespodzianka – Królewskie Siostry. <office:annotation><dc:date>0000-00-00T00:00:00</dc:date><text:p text:style-name="P3"><text:span text:style-name="T1">NIKT NIE SPODZIEWAŁ SIĘ KRÓLEWSKICH SIÓSTR!</text:span></text:p></office:annotation>Przyznam, że ich się nie spodziewałem, chociaż jakby się chwilę zastanowić, to logiczne, że przybyły na wielką uroczystość w stolicy swoich lenników. Kolejnym świetnym punktem był Shining Armour – jego zachowanie, wygląd i ogólny stan idealnie odpowiadał temu, w którym znajduje się większość młodych ojców. Sama Flurry Heart… ambrozja. Mini-alicorn o wprost niesamowitych zdolnościach do destrukcji zwiewający po całej bibliotece był po prostu fenomenalny. Dodajmy do tego Starlight i Sunbursta z ich odnawianiem starej przyjaźni oraz totalnie przewidywalne zakończenie i mamy odcinek, który jak już pisałem ogląda się po prostu przyjemnie, choć może bez fajerwerkó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Windows_x86 LibreOffice_project/d3bf12ecb743fc0d20e0be0c58ca359301eb705f</meta:generator>
    <dc:title/>
    <meta:initial-creator/>
    <meta:editing-cycles>2</meta:editing-cycles>
    <dc:date>2016-05-22T20:27:05.852000000</dc:date>
    <meta:editing-duration>PT3H58M4S</meta:editing-duration>
    <meta:document-statistic meta:table-count="0" meta:image-count="0" meta:object-count="0" meta:page-count="2" meta:paragraph-count="8" meta:word-count="771" meta:character-count="5242" meta:non-whitespace-character-count="4473"/>
  </office:meta>
</office:document-meta>
</file>